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ET MIGRATION RATE(MIGRANT(S)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-1.2 migrant(s)/1,000 population (2016 est.)</text:p>
          </table:table-cell>
          <table:table-cell table:formula="of:=MID([.B2]; 1; FIND(&quot; &quot;; [.B2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-3.3 migrant(s)/1,000 population (2016 est.)</text:p>
          </table:table-cell>
          <table:table-cell table:formula="of:=MID([.B3]; 1; FIND(&quot; &quot;; [.B3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-0.9 migrant(s)/1,000 population (2016 est.)</text:p>
          </table:table-cell>
          <table:table-cell table:formula="of:=MID([.B4]; 1; FIND(&quot; &quot;; [.B4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-20.6 migrant(s)/1,000 population (2016 est.)</text:p>
          </table:table-cell>
          <table:table-cell table:formula="of:=MID([.B5]; 1; FIND(&quot; &quot;; [.B5])-1)" office:value-type="string" office:string-value="-20.6" calcext:value-type="string">
            <text:p>-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6]; 1; FIND(&quot; &quot;; [.B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7]; 1; FIND(&quot; &quot;; [.B7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11.9 migrant(s)/1,000 population (2016 est.)</text:p>
          </table:table-cell>
          <table:table-cell table:formula="of:=MID([.B8]; 1; FIND(&quot; &quot;; [.B8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2.2 migrant(s)/1,000 population (2016 est.)</text:p>
          </table:table-cell>
          <table:table-cell table:formula="of:=MID([.B9]; 1; FIND(&quot; &quot;; [.B9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10]; 1; FIND(&quot; &quot;; [.B10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-5.7 migrant(s)/1,000 population (2016 est.)</text:p>
          </table:table-cell>
          <table:table-cell table:formula="of:=MID([.B11]; 1; FIND(&quot; &quot;; [.B11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8.8 migrant(s)/1,000 population (2016 est.)</text:p>
          </table:table-cell>
          <table:table-cell table:formula="of:=MID([.B12]; 1; FIND(&quot; &quot;; [.B12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5.6 migrant(s)/1,000 population (2016 est.)</text:p>
          </table:table-cell>
          <table:table-cell table:formula="of:=MID([.B13]; 1; FIND(&quot; &quot;; [.B1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5.2 migrant(s)/1,000 population (2016 est.)</text:p>
          </table:table-cell>
          <table:table-cell table:formula="of:=MID([.B14]; 1; FIND(&quot; &quot;; [.B1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5]; 1; FIND(&quot; &quot;; [.B1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6]; 1; FIND(&quot; &quot;; [.B1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12.6 migrant(s)/1,000 population (2016 est.)</text:p>
          </table:table-cell>
          <table:table-cell table:formula="of:=MID([.B17]; 1; FIND(&quot; &quot;; [.B17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-3.1 migrant(s)/1,000 population (2016 est.)</text:p>
          </table:table-cell>
          <table:table-cell table:formula="of:=MID([.B18]; 1; FIND(&quot; &quot;; [.B18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19]; 1; FIND(&quot; &quot;; [.B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0.7 migrant(s)/1,000 population (2016 est.)</text:p>
          </table:table-cell>
          <table:table-cell table:formula="of:=MID([.B20]; 1; FIND(&quot; &quot;; [.B20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5.6 migrant(s)/1,000 population (2016 est.)</text:p>
          </table:table-cell>
          <table:table-cell table:formula="of:=MID([.B21]; 1; FIND(&quot; &quot;; [.B2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2]; 1; FIND(&quot; &quot;; [.B2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3]; 1; FIND(&quot; &quot;; [.B2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1.8 migrant(s)/1,000 population (2016 est.)</text:p>
          </table:table-cell>
          <table:table-cell table:formula="of:=MID([.B24]; 1; FIND(&quot; &quot;; [.B24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5]; 1; FIND(&quot; &quot;; [.B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-0.6 migrant(s)/1,000 population (2016 est.)</text:p>
          </table:table-cell>
          <table:table-cell table:formula="of:=MID([.B26]; 1; FIND(&quot; &quot;; [.B26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-0.4 migrant(s)/1,000 population (2016 est.)</text:p>
          </table:table-cell>
          <table:table-cell table:formula="of:=MID([.B27]; 1; FIND(&quot; &quot;; [.B2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4.5 migrant(s)/1,000 population (2016 est.)</text:p>
          </table:table-cell>
          <table:table-cell table:formula="of:=MID([.B28]; 1; FIND(&quot; &quot;; [.B28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29]; 1; FIND(&quot; &quot;; [.B29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16.9 migrant(s)/1,000 population (2016 est.)</text:p>
          </table:table-cell>
          <table:table-cell table:formula="of:=MID([.B30]; 1; FIND(&quot; &quot;; [.B30])-1)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2.4 migrant(s)/1,000 population (2016 est.)</text:p>
          </table:table-cell>
          <table:table-cell table:formula="of:=MID([.B31]; 1; FIND(&quot; &quot;; [.B31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32]; 1; FIND(&quot; &quot;; [.B32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33]; 1; FIND(&quot; &quot;; [.B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34]; 1; FIND(&quot; &quot;; [.B34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35]; 1; FIND(&quot; &quot;; [.B3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-0.6 migrant(s)/1,000 population (2016 est.)</text:p>
          </table:table-cell>
          <table:table-cell table:formula="of:=MID([.B36]; 1; FIND(&quot; &quot;; [.B36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37]; 1; FIND(&quot; &quot;; [.B37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38]; 1; FIND(&quot; &quot;; [.B38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5.7 migrant(s)/1,000 population (2016 est.)</text:p>
          </table:table-cell>
          <table:table-cell table:formula="of:=MID([.B39]; 1; FIND(&quot; &quot;; [.B39])-1)" office:value-type="string" office:string-value="5.7" calcext:value-type="string">
            <text:p>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14.1 migrant(s)/1,000 population</text:p>
            <text:p>note: major destination for Cubans trying to migrate to the US (2016 est.)</text:p>
          </table:table-cell>
          <table:table-cell table:formula="of:=MID([.B40]; 1; FIND(&quot; &quot;; [.B40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41]; 1; FIND(&quot; &quot;; [.B4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-3.3 migrant(s)/1,000 population (2016 est.)</text:p>
          </table:table-cell>
          <table:table-cell table:formula="of:=MID([.B42]; 1; FIND(&quot; &quot;; [.B42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0.3 migrant(s)/1,000 population (2016 est.)</text:p>
          </table:table-cell>
          <table:table-cell table:formula="of:=MID([.B43]; 1; FIND(&quot; &quot;; [.B43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-0.4 migrant(s)/1,000 population (2016 est.)</text:p>
          </table:table-cell>
          <table:table-cell table:formula="of:=MID([.B44]; 1; FIND(&quot; &quot;; [.B44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-0.6 migrant(s)/1,000 population (2016 est.)</text:p>
          </table:table-cell>
          <table:table-cell table:formula="of:=MID([.B45]; 1; FIND(&quot; &quot;; [.B45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-2.5 migrant(s)/1,000 population (2016 est.)</text:p>
          </table:table-cell>
          <table:table-cell table:formula="of:=MID([.B46]; 1; FIND(&quot; &quot;; [.B46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-0.2 migrant(s)/1,000 population (2016 est.)</text:p>
          </table:table-cell>
          <table:table-cell table:formula="of:=MID([.B47]; 1; FIND(&quot; &quot;; [.B47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-4.8 migrant(s)/1,000 population (2016 est.)</text:p>
          </table:table-cell>
          <table:table-cell table:formula="of:=MID([.B48]; 1; FIND(&quot; &quot;; [.B48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0.8 migrant(s)/1,000 population (2016 est.)</text:p>
          </table:table-cell>
          <table:table-cell table:formula="of:=MID([.B49]; 1; FIND(&quot; &quot;; [.B49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50]; 1; FIND(&quot; &quot;; [.B5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51]; 1; FIND(&quot; &quot;; [.B5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-5.3 migrant(s)/1,000 population (2016 est.)</text:p>
          </table:table-cell>
          <table:table-cell table:formula="of:=MID([.B52]; 1; FIND(&quot; &quot;; [.B52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-1.3 migrant(s)/1,000 population (2016 est.)</text:p>
          </table:table-cell>
          <table:table-cell table:formula="of:=MID([.B53]; 1; FIND(&quot; &quot;; [.B53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9.1 migrant(s)/1,000 population (2016 est.)</text:p>
          </table:table-cell>
          <table:table-cell table:formula="of:=MID([.B54]; 1; FIND(&quot; &quot;; [.B54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2.3 migrant(s)/1,000 population (2016 est.)</text:p>
          </table:table-cell>
          <table:table-cell table:formula="of:=MID([.B55]; 1; FIND(&quot; &quot;; [.B55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2.1 migrant(s)/1,000 population (2016 est.)</text:p>
          </table:table-cell>
          <table:table-cell table:formula="of:=MID([.B56]; 1; FIND(&quot; &quot;; [.B56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5.9 migrant(s)/1,000 population (2016 est.)</text:p>
          </table:table-cell>
          <table:table-cell table:formula="of:=MID([.B57]; 1; FIND(&quot; &quot;; [.B5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-5.4 migrant(s)/1,000 population (2016 est.)</text:p>
          </table:table-cell>
          <table:table-cell table:formula="of:=MID([.B58]; 1; FIND(&quot; &quot;; [.B58])-1)" office:value-type="string" office:string-value="-5.4" calcext:value-type="string">
            <text:p>-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59]; 1; FIND(&quot; &quot;; [.B59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60]; 1; FIND(&quot; &quot;; [.B6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-0.5 migrant(s)/1,000 population (2016 est.)</text:p>
          </table:table-cell>
          <table:table-cell table:formula="of:=MID([.B61]; 1; FIND(&quot; &quot;; [.B61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-8.1 migrant(s)/1,000 population (2016 est.)</text:p>
          </table:table-cell>
          <table:table-cell table:formula="of:=MID([.B62]; 1; FIND(&quot; &quot;; [.B62])-1)" office:value-type="string" office:string-value="-8.1" calcext:value-type="string">
            <text:p>-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63]; 1; FIND(&quot; &quot;; [.B6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-14.7 migrant(s)/1,000 population (2016 est.)</text:p>
          </table:table-cell>
          <table:table-cell table:formula="of:=MID([.B64]; 1; FIND(&quot; &quot;; [.B64])-1)" office:value-type="string" office:string-value="-14.7" calcext:value-type="string">
            <text:p>-1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-3.2 migrant(s)/1,000 population (2016 est.)</text:p>
          </table:table-cell>
          <table:table-cell table:formula="of:=MID([.B65]; 1; FIND(&quot; &quot;; [.B65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-0.2 migrant(s)/1,000 population (2016 est.)</text:p>
          </table:table-cell>
          <table:table-cell table:formula="of:=MID([.B66]; 1; FIND(&quot; &quot;; [.B66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2.5 migrant(s)/1,000 population (2016 est.)</text:p>
          </table:table-cell>
          <table:table-cell table:formula="of:=MID([.B67]; 1; FIND(&quot; &quot;; [.B67])-1)" office:value-type="string" office:string-value="2.5" calcext:value-type="string">
            <text:p>2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fk.html" xlink:type="simple">Falkland Islands (Islas Malvinas)</text:a></text:p>
          </table:table-cell>
          <table:table-cell office:value-type="string" calcext:value-type="string">
            <text:p>NA</text:p>
          </table:table-cell>
          <table:table-cell table:formula="of:=MID([.B68]; 1; FIND(&quot; &quot;; [.B68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o.html" xlink:type="simple">Faroe Islands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69]; 1; FIND(&quot; &quot;; [.B6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-6.6 migrant(s)/1,000 population (2016 est.)</text:p>
          </table:table-cell>
          <table:table-cell table:formula="of:=MID([.B70]; 1; FIND(&quot; &quot;; [.B70])-1)" office:value-type="string" office:string-value="-6.6" calcext:value-type="string">
            <text:p>-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3 migrant(s)/1,000 population (2016 est.)</text:p>
          </table:table-cell>
          <table:table-cell table:formula="of:=MID([.B71]; 1; FIND(&quot; &quot;; [.B7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1.1 migrant(s)/1,000 population (2016 est.)</text:p>
          </table:table-cell>
          <table:table-cell table:formula="of:=MID([.B72]; 1; FIND(&quot; &quot;; [.B72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p.html" xlink:type="simple">French Polynesia</text:a></text:p>
          </table:table-cell>
          <table:table-cell office:value-type="string" calcext:value-type="string">
            <text:p>-0.8 migrant(s)/1,000 population (2016 est.)</text:p>
          </table:table-cell>
          <table:table-cell table:formula="of:=MID([.B73]; 1; FIND(&quot; &quot;; [.B73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-2 migrant(s)/1,000 population (2016 est.)</text:p>
          </table:table-cell>
          <table:table-cell table:formula="of:=MID([.B74]; 1; FIND(&quot; &quot;; [.B74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-2 migrant(s)/1,000 population (2016 est.)</text:p>
          </table:table-cell>
          <table:table-cell table:formula="of:=MID([.B75]; 1; FIND(&quot; &quot;; [.B75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z.html" xlink:type="simple">Gaza Strip</text:a></text:p>
          </table:table-cell>
          <table:table-cell office:value-type="string" calcext:value-type="string">
            <text:p>-5.2 migrant(s)/1,000 population (2016 est.)</text:p>
          </table:table-cell>
          <table:table-cell table:formula="of:=MID([.B76]; 1; FIND(&quot; &quot;; [.B76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-2.2 migrant(s)/1,000 population (2016 est.)</text:p>
          </table:table-cell>
          <table:table-cell table:formula="of:=MID([.B77]; 1; FIND(&quot; &quot;; [.B77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1.5 migrant(s)/1,000 population (2016 est.)</text:p>
          </table:table-cell>
          <table:table-cell table:formula="of:=MID([.B78]; 1; FIND(&quot; &quot;; [.B78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79]; 1; FIND(&quot; &quot;; [.B79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-3.3 migrant(s)/1,000 population (2016 est.)</text:p>
          </table:table-cell>
          <table:table-cell table:formula="of:=MID([.B80]; 1; FIND(&quot; &quot;; [.B80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2.3 migrant(s)/1,000 population (2016 est.)</text:p>
          </table:table-cell>
          <table:table-cell table:formula="of:=MID([.B81]; 1; FIND(&quot; &quot;; [.B81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l.html" xlink:type="simple">Greenland</text:a></text:p>
          </table:table-cell>
          <table:table-cell office:value-type="string" calcext:value-type="string">
            <text:p>-6 migrant(s)/1,000 population (2016 est.)</text:p>
          </table:table-cell>
          <table:table-cell table:formula="of:=MID([.B82]; 1; FIND(&quot; &quot;; [.B82])-1)" office:value-type="string" office:string-value="-6" calcext:value-type="string">
            <text:p>-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-3 migrant(s)/1,000 population (2016 est.)</text:p>
          </table:table-cell>
          <table:table-cell table:formula="of:=MID([.B83]; 1; FIND(&quot; &quot;; [.B83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q.html" xlink:type="simple">Guam</text:a></text:p>
          </table:table-cell>
          <table:table-cell office:value-type="string" calcext:value-type="string">
            <text:p>-5.1 migrant(s)/1,000 population (2016 est.)</text:p>
          </table:table-cell>
          <table:table-cell table:formula="of:=MID([.B84]; 1; FIND(&quot; &quot;; [.B84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85]; 1; FIND(&quot; &quot;; [.B85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k.html" xlink:type="simple">Guernsey</text:a></text:p>
          </table:table-cell>
          <table:table-cell office:value-type="string" calcext:value-type="string">
            <text:p>2.2 migrant(s)/1,000 population (2016 est.)</text:p>
          </table:table-cell>
          <table:table-cell table:formula="of:=MID([.B86]; 1; FIND(&quot; &quot;; [.B86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87]; 1; FIND(&quot; &quot;; [.B8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88]; 1; FIND(&quot; &quot;; [.B8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-6.4 migrant(s)/1,000 population (2016 est.)</text:p>
          </table:table-cell>
          <table:table-cell table:formula="of:=MID([.B89]; 1; FIND(&quot; &quot;; [.B89])-1)" office:value-type="string" office:string-value="-6.4" calcext:value-type="string">
            <text:p>-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1.5 migrant(s)/1,000 population (2016 est.)</text:p>
          </table:table-cell>
          <table:table-cell table:formula="of:=MID([.B90]; 1; FIND(&quot; &quot;; [.B90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-1.1 migrant(s)/1,000 population (2016 est.)</text:p>
          </table:table-cell>
          <table:table-cell table:formula="of:=MID([.B91]; 1; FIND(&quot; &quot;; [.B91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1.7 migrant(s)/1,000 population (2016 est.)</text:p>
          </table:table-cell>
          <table:table-cell table:formula="of:=MID([.B92]; 1; FIND(&quot; &quot;; [.B92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1.3 migrant(s)/1,000 population (2016 est.)</text:p>
          </table:table-cell>
          <table:table-cell table:formula="of:=MID([.B93]; 1; FIND(&quot; &quot;; [.B9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4.2 migrant(s)/1,000 population (2016 est.)</text:p>
          </table:table-cell>
          <table:table-cell table:formula="of:=MID([.B94]; 1; FIND(&quot; &quot;; [.B94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95]; 1; FIND(&quot; &quot;; [.B9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-1.2 migrant(s)/1,000 population (2016 est.)</text:p>
          </table:table-cell>
          <table:table-cell table:formula="of:=MID([.B96]; 1; FIND(&quot; &quot;; [.B96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97]; 1; FIND(&quot; &quot;; [.B97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1.5 migrant(s)/1,000 population (2016 est.)</text:p>
          </table:table-cell>
          <table:table-cell table:formula="of:=MID([.B98]; 1; FIND(&quot; &quot;; [.B98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4 migrant(s)/1,000 population (2016 est.)</text:p>
          </table:table-cell>
          <table:table-cell table:formula="of:=MID([.B99]; 1; FIND(&quot; &quot;; [.B9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m.html" xlink:type="simple">Isle of Man</text:a></text:p>
          </table:table-cell>
          <table:table-cell office:value-type="string" calcext:value-type="string">
            <text:p>6.3 migrant(s)/1,000 population (2016 est.)</text:p>
          </table:table-cell>
          <table:table-cell table:formula="of:=MID([.B100]; 1; FIND(&quot; &quot;; [.B100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2.2 migrant(s)/1,000 population (2016 est.)</text:p>
          </table:table-cell>
          <table:table-cell table:formula="of:=MID([.B101]; 1; FIND(&quot; &quot;; [.B10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3.9 migrant(s)/1,000 population (2016 est.)</text:p>
          </table:table-cell>
          <table:table-cell table:formula="of:=MID([.B102]; 1; FIND(&quot; &quot;; [.B102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-4.5 migrant(s)/1,000 population (2016 est.)</text:p>
          </table:table-cell>
          <table:table-cell table:formula="of:=MID([.B103]; 1; FIND(&quot; &quot;; [.B103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04]; 1; FIND(&quot; &quot;; [.B10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e.html" xlink:type="simple">Jersey</text:a></text:p>
          </table:table-cell>
          <table:table-cell office:value-type="string" calcext:value-type="string">
            <text:p>3.5 migrant(s)/1,000 population (2016 est.)</text:p>
          </table:table-cell>
          <table:table-cell table:formula="of:=MID([.B105]; 1; FIND(&quot; &quot;; [.B105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-13.4 migrant(s)/1,000 population (2016 est.)</text:p>
          </table:table-cell>
          <table:table-cell table:formula="of:=MID([.B106]; 1; FIND(&quot; &quot;; [.B106])-1)" office:value-type="string" office:string-value="-13.4" calcext:value-type="string">
            <text:p>-1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0.4 migrant(s)/1,000 population (2016 est.)</text:p>
          </table:table-cell>
          <table:table-cell table:formula="of:=MID([.B107]; 1; FIND(&quot; &quot;; [.B107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-0.2 migrant(s)/1,000 population (2016 est.)</text:p>
          </table:table-cell>
          <table:table-cell table:formula="of:=MID([.B108]; 1; FIND(&quot; &quot;; [.B108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-2.9 migrant(s)/1,000 population (2016 est.)</text:p>
          </table:table-cell>
          <table:table-cell table:formula="of:=MID([.B109]; 1; FIND(&quot; &quot;; [.B109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10]; 1; FIND(&quot; &quot;; [.B11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2.6 migrant(s)/1,000 population (2016 est.)</text:p>
          </table:table-cell>
          <table:table-cell table:formula="of:=MID([.B111]; 1; FIND(&quot; &quot;; [.B11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-2 migrant(s)/1,000 population (2016 est.)</text:p>
          </table:table-cell>
          <table:table-cell table:formula="of:=MID([.B112]; 1; FIND(&quot; &quot;; [.B112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-5.2 migrant(s)/1,000 population (2016 est.)</text:p>
          </table:table-cell>
          <table:table-cell table:formula="of:=MID([.B113]; 1; FIND(&quot; &quot;; [.B113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-1.1 migrant(s)/1,000 population (2016 est.)</text:p>
          </table:table-cell>
          <table:table-cell table:formula="of:=MID([.B114]; 1; FIND(&quot; &quot;; [.B114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-6.2 migrant(s)/1,000 population (2016 est.)</text:p>
          </table:table-cell>
          <table:table-cell table:formula="of:=MID([.B115]; 1; FIND(&quot; &quot;; [.B115])-1)" office:value-type="string" office:string-value="-6.2" calcext:value-type="string">
            <text:p>-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-1.1 migrant(s)/1,000 population (2016 est.)</text:p>
          </table:table-cell>
          <table:table-cell table:formula="of:=MID([.B116]; 1; FIND(&quot; &quot;; [.B116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-7.1 migrant(s)/1,000 population (2016 est.)</text:p>
          </table:table-cell>
          <table:table-cell table:formula="of:=MID([.B117]; 1; FIND(&quot; &quot;; [.B117])-1)" office:value-type="string" office:string-value="-7.1" calcext:value-type="string">
            <text:p>-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18]; 1; FIND(&quot; &quot;; [.B11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3.8 migrant(s)/1,000 population (2016 est.)</text:p>
          </table:table-cell>
          <table:table-cell table:formula="of:=MID([.B119]; 1; FIND(&quot; &quot;; [.B11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5 migrant(s)/1,000 population (2016 est.)</text:p>
          </table:table-cell>
          <table:table-cell table:formula="of:=MID([.B120]; 1; FIND(&quot; &quot;; [.B120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-6.2 migrant(s)/1,000 population (2016 est.)</text:p>
          </table:table-cell>
          <table:table-cell table:formula="of:=MID([.B121]; 1; FIND(&quot; &quot;; [.B121])-1)" office:value-type="string" office:string-value="-6.2" calcext:value-type="string">
            <text:p>-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16.3 migrant(s)/1,000 population (2016 est.)</text:p>
          </table:table-cell>
          <table:table-cell table:formula="of:=MID([.B122]; 1; FIND(&quot; &quot;; [.B122])-1)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3.4 migrant(s)/1,000 population (2016 est.)</text:p>
          </table:table-cell>
          <table:table-cell table:formula="of:=MID([.B123]; 1; FIND(&quot; &quot;; [.B12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-0.5 migrant(s)/1,000 population (2016 est.)</text:p>
          </table:table-cell>
          <table:table-cell table:formula="of:=MID([.B124]; 1; FIND(&quot; &quot;; [.B124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25]; 1; FIND(&quot; &quot;; [.B1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26]; 1; FIND(&quot; &quot;; [.B12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127]; 1; FIND(&quot; &quot;; [.B127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-12.7 migrant(s)/1,000 population (2016 est.)</text:p>
          </table:table-cell>
          <table:table-cell table:formula="of:=MID([.B128]; 1; FIND(&quot; &quot;; [.B128])-1)" office:value-type="string" office:string-value="-12.7" calcext:value-type="string">
            <text:p>-1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-2.2 migrant(s)/1,000 population (2016 est.)</text:p>
          </table:table-cell>
          <table:table-cell table:formula="of:=MID([.B129]; 1; FIND(&quot; &quot;; [.B129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2 migrant(s)/1,000 population (2016 est.)</text:p>
          </table:table-cell>
          <table:table-cell table:formula="of:=MID([.B130]; 1; FIND(&quot; &quot;; [.B130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-4.8 migrant(s)/1,000 population (2016 est.)</text:p>
          </table:table-cell>
          <table:table-cell table:formula="of:=MID([.B131]; 1; FIND(&quot; &quot;; [.B131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-0.8 migrant(s)/1,000 population (2016 est.)</text:p>
          </table:table-cell>
          <table:table-cell table:formula="of:=MID([.B132]; 1; FIND(&quot; &quot;; [.B132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33]; 1; FIND(&quot; &quot;; [.B1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-1.7 migrant(s)/1,000 population (2016 est.)</text:p>
          </table:table-cell>
          <table:table-cell table:formula="of:=MID([.B134]; 1; FIND(&quot; &quot;; [.B134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-20.9 migrant(s)/1,000 population (2016 est.)</text:p>
          </table:table-cell>
          <table:table-cell table:formula="of:=MID([.B135]; 1; FIND(&quot; &quot;; [.B135])-1)" office:value-type="string" office:string-value="-20.9" calcext:value-type="string">
            <text:p>-2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-9.5 migrant(s)/1,000 population (2016 est.)</text:p>
          </table:table-cell>
          <table:table-cell table:formula="of:=MID([.B136]; 1; FIND(&quot; &quot;; [.B136])-1)" office:value-type="string" office:string-value="-9.5" calcext:value-type="string">
            <text:p>-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4.7 migrant(s)/1,000 population (2016 est.)</text:p>
          </table:table-cell>
          <table:table-cell table:formula="of:=MID([.B137]; 1; FIND(&quot; &quot;; [.B13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-0.8 migrant(s)/1,000 population (2016 est.)</text:p>
          </table:table-cell>
          <table:table-cell table:formula="of:=MID([.B138]; 1; FIND(&quot; &quot;; [.B138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h.html" xlink:type="simple">Montserrat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39]; 1; FIND(&quot; &quot;; [.B13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-3.3 migrant(s)/1,000 population (2016 est.)</text:p>
          </table:table-cell>
          <table:table-cell table:formula="of:=MID([.B140]; 1; FIND(&quot; &quot;; [.B140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141]; 1; FIND(&quot; &quot;; [.B14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42]; 1; FIND(&quot; &quot;; [.B14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r.html" xlink:type="simple">Nauru</text:a></text:p>
          </table:table-cell>
          <table:table-cell office:value-type="string" calcext:value-type="string">
            <text:p>-13.2 migrant(s)/1,000 population (2016 est.)</text:p>
          </table:table-cell>
          <table:table-cell table:formula="of:=MID([.B143]; 1; FIND(&quot; &quot;; [.B143])-1)" office:value-type="string" office:string-value="-13.2" calcext:value-type="string">
            <text:p>-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-1.9 migrant(s)/1,000 population (2016 est.)</text:p>
          </table:table-cell>
          <table:table-cell table:formula="of:=MID([.B144]; 1; FIND(&quot; &quot;; [.B144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1.9 migrant(s)/1,000 population (2016 est.)</text:p>
          </table:table-cell>
          <table:table-cell table:formula="of:=MID([.B145]; 1; FIND(&quot; &quot;; [.B145])-1)" office:value-type="string" office:string-value="1.9" calcext:value-type="string">
            <text:p>1.9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nc.html" xlink:type="simple">New Caledonia</text:a></text:p>
          </table:table-cell>
          <table:table-cell office:value-type="string" calcext:value-type="string">
            <text:p>4 migrant(s)/1,000 population</text:p>
            <text:p>note: there has been steady emigration from Wallis and Futuna to New Caledonia (2016 est.)</text:p>
          </table:table-cell>
          <table:table-cell table:formula="of:=MID([.B146]; 1; FIND(&quot; &quot;; [.B146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2.2 migrant(s)/1,000 population (2016 est.)</text:p>
          </table:table-cell>
          <table:table-cell table:formula="of:=MID([.B147]; 1; FIND(&quot; &quot;; [.B147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-2.9 migrant(s)/1,000 population (2016 est.)</text:p>
          </table:table-cell>
          <table:table-cell table:formula="of:=MID([.B148]; 1; FIND(&quot; &quot;; [.B148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-0.2 migrant(s)/1,000 population (2016 est.)</text:p>
          </table:table-cell>
          <table:table-cell table:formula="of:=MID([.B149]; 1; FIND(&quot; &quot;; [.B149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-0.5 migrant(s)/1,000 population (2016 est.)</text:p>
          </table:table-cell>
          <table:table-cell table:formula="of:=MID([.B150]; 1; FIND(&quot; &quot;; [.B150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q.html" xlink:type="simple">Northern Mariana Islands</text:a></text:p>
          </table:table-cell>
          <table:table-cell office:value-type="string" calcext:value-type="string">
            <text:p>7.4 migrant(s)/1,000 population (2016 est.)</text:p>
          </table:table-cell>
          <table:table-cell table:formula="of:=MID([.B151]; 1; FIND(&quot; &quot;; [.B151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6.6 migrant(s)/1,000 population (2016 est.)</text:p>
          </table:table-cell>
          <table:table-cell table:formula="of:=MID([.B152]; 1; FIND(&quot; &quot;; [.B152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-0.4 migrant(s)/1,000 population (2016 est.)</text:p>
          </table:table-cell>
          <table:table-cell table:formula="of:=MID([.B153]; 1; FIND(&quot; &quot;; [.B153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-1.4 migrant(s)/1,000 population (2016 est.)</text:p>
          </table:table-cell>
          <table:table-cell table:formula="of:=MID([.B154]; 1; FIND(&quot; &quot;; [.B154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0.7 migrant(s)/1,000 population (2016 est.)</text:p>
          </table:table-cell>
          <table:table-cell table:formula="of:=MID([.B155]; 1; FIND(&quot; &quot;; [.B155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156]; 1; FIND(&quot; &quot;; [.B156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57]; 1; FIND(&quot; &quot;; [.B15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-0.1 migrant(s)/1,000 population (2016 est.)</text:p>
          </table:table-cell>
          <table:table-cell table:formula="of:=MID([.B158]; 1; FIND(&quot; &quot;; [.B158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-2.4 migrant(s)/1,000 population (2016 est.)</text:p>
          </table:table-cell>
          <table:table-cell table:formula="of:=MID([.B159]; 1; FIND(&quot; &quot;; [.B159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-2 migrant(s)/1,000 population (2016 est.)</text:p>
          </table:table-cell>
          <table:table-cell table:formula="of:=MID([.B160]; 1; FIND(&quot; &quot;; [.B160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-0.4 migrant(s)/1,000 population (2016 est.)</text:p>
          </table:table-cell>
          <table:table-cell table:formula="of:=MID([.B161]; 1; FIND(&quot; &quot;; [.B161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2.6 migrant(s)/1,000 population (2016 est.)</text:p>
          </table:table-cell>
          <table:table-cell table:formula="of:=MID([.B162]; 1; FIND(&quot; &quot;; [.B162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-7.4 migrant(s)/1,000 population (2016 est.)</text:p>
          </table:table-cell>
          <table:table-cell table:formula="of:=MID([.B163]; 1; FIND(&quot; &quot;; [.B163])-1)" office:value-type="string" office:string-value="-7.4" calcext:value-type="string">
            <text:p>-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18.2 migrant(s)/1,000 population (2016 est.)</text:p>
          </table:table-cell>
          <table:table-cell table:formula="of:=MID([.B164]; 1; FIND(&quot; &quot;; [.B164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-0.2 migrant(s)/1,000 population (2016 est.)</text:p>
          </table:table-cell>
          <table:table-cell table:formula="of:=MID([.B165]; 1; FIND(&quot; &quot;; [.B165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1.7 migrant(s)/1,000 population (2016 est.)</text:p>
          </table:table-cell>
          <table:table-cell table:formula="of:=MID([.B166]; 1; FIND(&quot; &quot;; [.B166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0.8 migrant(s)/1,000 population (2016 est.)</text:p>
          </table:table-cell>
          <table:table-cell table:formula="of:=MID([.B167]; 1; FIND(&quot; &quot;; [.B167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h.html" xlink:type="simple">Saint Helena, Ascension, and Tristan da Cunh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68]; 1; FIND(&quot; &quot;; [.B16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1.2 migrant(s)/1,000 population (2016 est.)</text:p>
          </table:table-cell>
          <table:table-cell table:formula="of:=MID([.B169]; 1; FIND(&quot; &quot;; [.B16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-2.7 migrant(s)/1,000 population (2016 est.)</text:p>
          </table:table-cell>
          <table:table-cell table:formula="of:=MID([.B170]; 1; FIND(&quot; &quot;; [.B170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b.html" xlink:type="simple">Saint Pierre and Miquelon</text:a></text:p>
          </table:table-cell>
          <table:table-cell office:value-type="string" calcext:value-type="string">
            <text:p>-8.2 migrant(s)/1,000 population (2016 est.)</text:p>
          </table:table-cell>
          <table:table-cell table:formula="of:=MID([.B171]; 1; FIND(&quot; &quot;; [.B171])-1)" office:value-type="string" office:string-value="-8.2" calcext:value-type="string">
            <text:p>-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-8.8 migrant(s)/1,000 population (2016 est.)</text:p>
          </table:table-cell>
          <table:table-cell table:formula="of:=MID([.B172]; 1; FIND(&quot; &quot;; [.B172])-1)" office:value-type="string" office:string-value="-8.8" calcext:value-type="string">
            <text:p>-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-9.5 migrant(s)/1,000 population (2016 est.)</text:p>
          </table:table-cell>
          <table:table-cell table:formula="of:=MID([.B173]; 1; FIND(&quot; &quot;; [.B173])-1)" office:value-type="string" office:string-value="-9.5" calcext:value-type="string">
            <text:p>-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7.7 migrant(s)/1,000 population (2016 est.)</text:p>
          </table:table-cell>
          <table:table-cell table:formula="of:=MID([.B174]; 1; FIND(&quot; &quot;; [.B174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-8.5 migrant(s)/1,000 population (2016 est.)</text:p>
          </table:table-cell>
          <table:table-cell table:formula="of:=MID([.B175]; 1; FIND(&quot; &quot;; [.B175])-1)" office:value-type="string" office:string-value="-8.5" calcext:value-type="string">
            <text:p>-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-0.5 migrant(s)/1,000 population (2016 est.)</text:p>
          </table:table-cell>
          <table:table-cell table:formula="of:=MID([.B176]; 1; FIND(&quot; &quot;; [.B176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-1.5 migrant(s)/1,000 population (2016 est.)</text:p>
          </table:table-cell>
          <table:table-cell table:formula="of:=MID([.B177]; 1; FIND(&quot; &quot;; [.B177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78]; 1; FIND(&quot; &quot;; [.B17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1 migrant(s)/1,000 population (2016 est.)</text:p>
          </table:table-cell>
          <table:table-cell table:formula="of:=MID([.B179]; 1; FIND(&quot; &quot;; [.B17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-2.4 migrant(s)/1,000 population (2016 est.)</text:p>
          </table:table-cell>
          <table:table-cell table:formula="of:=MID([.B180]; 1; FIND(&quot; &quot;; [.B180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13.6 migrant(s)/1,000 population (2016 est.)</text:p>
          </table:table-cell>
          <table:table-cell table:formula="of:=MID([.B181]; 1; FIND(&quot; &quot;; [.B181])-1)" office:value-type="string" office:string-value="13.6" calcext:value-type="string">
            <text:p>1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k.html" xlink:type="simple">Sint Maarten</text:a></text:p>
          </table:table-cell>
          <table:table-cell office:value-type="string" calcext:value-type="string">
            <text:p>6.3 migrant(s)/1,000 population (2016 est.)</text:p>
          </table:table-cell>
          <table:table-cell table:formula="of:=MID([.B182]; 1; FIND(&quot; &quot;; [.B18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0.1 migrant(s)/1,000 population (2016 est.)</text:p>
          </table:table-cell>
          <table:table-cell table:formula="of:=MID([.B183]; 1; FIND(&quot; &quot;; [.B183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0.4 migrant(s)/1,000 population (2016 est.)</text:p>
          </table:table-cell>
          <table:table-cell table:formula="of:=MID([.B184]; 1; FIND(&quot; &quot;; [.B184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-1.7 migrant(s)/1,000 population (2016 est.)</text:p>
          </table:table-cell>
          <table:table-cell table:formula="of:=MID([.B185]; 1; FIND(&quot; &quot;; [.B185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-7.5 migrant(s)/1,000 population (2016 est.)</text:p>
          </table:table-cell>
          <table:table-cell table:formula="of:=MID([.B186]; 1; FIND(&quot; &quot;; [.B186])-1)" office:value-type="string" office:string-value="-7.5" calcext:value-type="string">
            <text:p>-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-0.9 migrant(s)/1,000 population (2016 est.)</text:p>
          </table:table-cell>
          <table:table-cell table:formula="of:=MID([.B187]; 1; FIND(&quot; &quot;; [.B187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11 migrant(s)/1,000 population (2016 est.)</text:p>
          </table:table-cell>
          <table:table-cell table:formula="of:=MID([.B188]; 1; FIND(&quot; &quot;; [.B188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8 migrant(s)/1,000 population (2016 est.)</text:p>
          </table:table-cell>
          <table:table-cell table:formula="of:=MID([.B189]; 1; FIND(&quot; &quot;; [.B189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-1.3 migrant(s)/1,000 population (2016 est.)</text:p>
          </table:table-cell>
          <table:table-cell table:formula="of:=MID([.B190]; 1; FIND(&quot; &quot;; [.B190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-4.2 migrant(s)/1,000 population (2016 est.)</text:p>
          </table:table-cell>
          <table:table-cell table:formula="of:=MID([.B191]; 1; FIND(&quot; &quot;; [.B191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0.6 migrant(s)/1,000 population (2016 est.)</text:p>
          </table:table-cell>
          <table:table-cell table:formula="of:=MID([.B192]; 1; FIND(&quot; &quot;; [.B192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193]; 1; FIND(&quot; &quot;; [.B19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5.4 migrant(s)/1,000 population (2016 est.)</text:p>
          </table:table-cell>
          <table:table-cell table:formula="of:=MID([.B194]; 1; FIND(&quot; &quot;; [.B194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4.7 migrant(s)/1,000 population (2016 est.)</text:p>
          </table:table-cell>
          <table:table-cell table:formula="of:=MID([.B195]; 1; FIND(&quot; &quot;; [.B195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-2.1 migrant(s)/1,000 population (2016 est.)</text:p>
          </table:table-cell>
          <table:table-cell table:formula="of:=MID([.B196]; 1; FIND(&quot; &quot;; [.B196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0.9 migrant(s)/1,000 population (2016 est.)</text:p>
          </table:table-cell>
          <table:table-cell table:formula="of:=MID([.B197]; 1; FIND(&quot; &quot;; [.B197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-1.1 migrant(s)/1,000 population (2016 est.)</text:p>
          </table:table-cell>
          <table:table-cell table:formula="of:=MID([.B198]; 1; FIND(&quot; &quot;; [.B198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-0.5 migrant(s)/1,000 population (2016 est.)</text:p>
          </table:table-cell>
          <table:table-cell table:formula="of:=MID([.B199]; 1; FIND(&quot; &quot;; [.B199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00]; 1; FIND(&quot; &quot;; [.B20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-3.9 migrant(s)/1,000 population (2016 est.)</text:p>
          </table:table-cell>
          <table:table-cell table:formula="of:=MID([.B201]; 1; FIND(&quot; &quot;; [.B201])-1)" office:value-type="string" office:string-value="-3.9" calcext:value-type="string">
            <text:p>-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02]; 1; FIND(&quot; &quot;; [.B20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-17.8 migrant(s)/1,000 population (2016 est.)</text:p>
          </table:table-cell>
          <table:table-cell table:formula="of:=MID([.B203]; 1; FIND(&quot; &quot;; [.B203])-1)" office:value-type="string" office:string-value="-17.8" calcext:value-type="string">
            <text:p>-1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-6.1 migrant(s)/1,000 population (2016 est.)</text:p>
          </table:table-cell>
          <table:table-cell table:formula="of:=MID([.B204]; 1; FIND(&quot; &quot;; [.B204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-1.7 migrant(s)/1,000 population (2016 est.)</text:p>
          </table:table-cell>
          <table:table-cell table:formula="of:=MID([.B205]; 1; FIND(&quot; &quot;; [.B205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-1.2 migrant(s)/1,000 population (2016 est.)</text:p>
          </table:table-cell>
          <table:table-cell table:formula="of:=MID([.B206]; 1; FIND(&quot; &quot;; [.B206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-1.8 migrant(s)/1,000 population (2016 est.)</text:p>
          </table:table-cell>
          <table:table-cell table:formula="of:=MID([.B207]; 1; FIND(&quot; &quot;; [.B207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k.html" xlink:type="simple">Turks and Caicos Islands</text:a></text:p>
          </table:table-cell>
          <table:table-cell office:value-type="string" calcext:value-type="string">
            <text:p>9.7 migrant(s)/1,000 population (2016 est.)</text:p>
          </table:table-cell>
          <table:table-cell table:formula="of:=MID([.B208]; 1; FIND(&quot; &quot;; [.B208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-6.8 migrant(s)/1,000 population (2016 est.)</text:p>
          </table:table-cell>
          <table:table-cell table:formula="of:=MID([.B209]; 1; FIND(&quot; &quot;; [.B209])-1)" office:value-type="string" office:string-value="-6.8" calcext:value-type="string">
            <text:p>-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-0.7 migrant(s)/1,000 population (2016 est.)</text:p>
          </table:table-cell>
          <table:table-cell table:formula="of:=MID([.B210]; 1; FIND(&quot; &quot;; [.B210])-1)" office:value-type="string" office:string-value="-0.7" calcext:value-type="string">
            <text:p>-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11]; 1; FIND(&quot; &quot;; [.B21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11.3 migrant(s)/1,000 population (2016 est.)</text:p>
          </table:table-cell>
          <table:table-cell table:formula="of:=MID([.B212]; 1; FIND(&quot; &quot;; [.B212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2.5 migrant(s)/1,000 population (2016 est.)</text:p>
          </table:table-cell>
          <table:table-cell table:formula="of:=MID([.B213]; 1; FIND(&quot; &quot;; [.B21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3.9 migrant(s)/1,000 population (2016 est.)</text:p>
          </table:table-cell>
          <table:table-cell table:formula="of:=MID([.B214]; 1; FIND(&quot; &quot;; [.B214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-0.9 migrant(s)/1,000 population (2016 est.)</text:p>
          </table:table-cell>
          <table:table-cell table:formula="of:=MID([.B215]; 1; FIND(&quot; &quot;; [.B215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-2.3 migrant(s)/1,000 population (2016 est.)</text:p>
          </table:table-cell>
          <table:table-cell table:formula="of:=MID([.B216]; 1; FIND(&quot; &quot;; [.B216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-1.4 migrant(s)/1,000 population (2016 est.)</text:p>
          </table:table-cell>
          <table:table-cell table:formula="of:=MID([.B217]; 1; FIND(&quot; &quot;; [.B217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-1.2 migrant(s)/1,000 population (2016 est.)</text:p>
          </table:table-cell>
          <table:table-cell table:formula="of:=MID([.B218]; 1; FIND(&quot; &quot;; [.B218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-0.3 migrant(s)/1,000 population (2016 est.)</text:p>
          </table:table-cell>
          <table:table-cell table:formula="of:=MID([.B219]; 1; FIND(&quot; &quot;; [.B2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q.html" xlink:type="simple">Virgin Islands</text:a></text:p>
          </table:table-cell>
          <table:table-cell office:value-type="string" calcext:value-type="string">
            <text:p>-7.5 migrant(s)/1,000 population (2016 est.)</text:p>
          </table:table-cell>
          <table:table-cell table:formula="of:=MID([.B220]; 1; FIND(&quot; &quot;; [.B220])-1)" office:value-type="string" office:string-value="-7.5" calcext:value-type="string">
            <text:p>-7.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wf.html" xlink:type="simple">Wallis and Futuna</text:a></text:p>
          </table:table-cell>
          <table:table-cell office:value-type="string" calcext:value-type="string">
            <text:p>-4.9 migrant(s)/1,000 population</text:p>
            <text:p>note: there has been steady emigration from Wallis and Futuna to New Caledonia (2016 est.)</text:p>
          </table:table-cell>
          <table:table-cell table:formula="of:=MID([.B221]; 1; FIND(&quot; &quot;; [.B221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e.html" xlink:type="simple">West Bank</text:a></text:p>
          </table:table-cell>
          <table:table-cell office:value-type="string" calcext:value-type="string">
            <text:p>-4.6 migrant(s)/1,000 population (2016 est.)</text:p>
          </table:table-cell>
          <table:table-cell table:formula="of:=MID([.B222]; 1; FIND(&quot; &quot;; [.B222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0.7 migrant(s)/1,000 population (2016 est.)</text:p>
          </table:table-cell>
          <table:table-cell table:formula="of:=MID([.B223]; 1; FIND(&quot; &quot;; [.B223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24]; 1; FIND(&quot; &quot;; [.B22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0 migrant(s)/1,000 population (2016 est.)</text:p>
          </table:table-cell>
          <table:table-cell table:formula="of:=MID([.B225]; 1; FIND(&quot; &quot;; [.B225])-1)" office:value-type="string" office:string-value="0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43:58.900000000</meta:creation-date>
    <dc:date>2023-07-17T15:45:10.008000000</dc:date>
    <meta:editing-duration>PT1M11S</meta:editing-duration>
    <meta:editing-cycles>1</meta:editing-cycles>
    <meta:document-statistic meta:table-count="1" meta:cell-count="674" meta:object-count="0"/>
    <meta:generator>LibreOffice/6.2.4.2$Windows_X86_64 LibreOffice_project/2412653d852ce75f65fbfa83fb7e7b669a126d64</meta:generator>
  </office:meta>
</office:document-meta>
</file>